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Normal_20_4">
      <style:table-cell-properties style:rotation-align="none"/>
    </style:style>
    <style:style style:name="ce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Syria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Country ISO</text:p>
          </table:table-cell>
          <table:table-cell table:style-name="ce6" office:value-type="string" calcext:value-type="string">
            <text:p>Reported Perpetrator</text:p>
          </table:table-cell>
          <table:table-cell table:style-name="ce6" office:value-type="string" calcext:value-type="string">
            <text:p>Reported Perpetrator Name</text:p>
          </table:table-cell>
          <table:table-cell table:style-name="ce6" office:value-type="string" calcext:value-type="string">
            <text:p>Weapon Carried/Used</text:p>
          </table:table-cell>
          <table:table-cell table:style-name="ce6" office:value-type="string" calcext:value-type="string">
            <text:p>Number of Attacks on Health Facilities Reporting Destruction</text:p>
          </table:table-cell>
          <table:table-cell table:style-name="ce6" office:value-type="string" calcext:value-type="string">
            <text:p>Number of Attacks on Health Facilities Reporting Damaged</text:p>
          </table:table-cell>
          <table:table-cell table:style-name="ce6" office:value-type="string" calcext:value-type="string">
            <text:p>Forceful Entry into Health Facility</text:p>
          </table:table-cell>
          <table:table-cell table:style-name="ce6" office:value-type="string" calcext:value-type="string">
            <text:p>Occupation of Health Facility</text:p>
          </table:table-cell>
          <table:table-cell table:style-name="ce6" office:value-type="string" calcext:value-type="string">
            <text:p>Health Transportation Destroyed</text:p>
          </table:table-cell>
          <table:table-cell table:style-name="ce6" office:value-type="string" calcext:value-type="string">
            <text:p>Health Transportation Damaged</text:p>
          </table:table-cell>
          <table:table-cell table:style-name="ce6" office:value-type="string" calcext:value-type="string">
            <text:p>Health Transportation Stolen/Highjacked</text:p>
          </table:table-cell>
          <table:table-cell table:style-name="ce6" office:value-type="string" calcext:value-type="string">
            <text:p>Looting/Theft/Robbery/Burglary of Health Supplies</text:p>
          </table:table-cell>
          <table:table-cell table:style-name="ce6" office:value-type="string" calcext:value-type="string">
            <text:p>Access Denied or Obstructed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Known Kidnapping or Arrest Outcome</text:p>
          </table:table-cell>
          <table:table-cell table:style-name="ce6" office:value-type="string" calcext:value-type="string">
            <text:p>Health Workers Threatened</text:p>
          </table:table-cell>
          <table:table-cell table:style-name="ce6" office:value-type="string" calcext:value-type="string">
            <text:p>Health Workers Assaulted</text:p>
          </table:table-cell>
          <table:table-cell table:style-name="ce6" office:value-type="string" calcext:value-type="string">
            <text:p>Health Workers Sexually Assaulted</text:p>
          </table:table-cell>
          <table:table-cell table:style-name="ce6" office:value-type="string" calcext:value-type="string">
            <text:p>Reported Health Worker Profession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International Health Workers Working Within The Aid System Kill</text:p>
          </table:table-cell>
          <table:table-cell table:style-name="ce6" office:value-type="string" calcext:value-type="string">
            <text:p>International Health Worker Outside The Aid Structure Killed</text:p>
          </table:table-cell>
          <table:table-cell table:style-name="ce6" office:value-type="string" calcext:value-type="string">
            <text:p>National Employees of International Aid Agencies Killed</text:p>
          </table:table-cell>
          <table:table-cell table:style-name="ce6" office:value-type="string" calcext:value-type="string">
            <text:p>National Employees of Local NGO Killed</text:p>
          </table:table-cell>
          <table:table-cell table:style-name="ce6" office:value-type="string" calcext:value-type="string">
            <text:p>Health Worker Working Within National Health Structure Kill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Health Workers Working for INGO, ICRC or UN Killed</text:p>
          </table:table-cell>
          <table:table-cell table:style-name="ce6" office:value-type="string" calcext:value-type="string">
            <text:p>Health Workers Working for LNGO, <text:s/>NGO or National Society of th</text:p>
          </table:table-cell>
          <table:table-cell table:style-name="ce6" office:value-type="string" calcext:value-type="string">
            <text:p>Health Workers Working for local health structure killed</text:p>
          </table:table-cell>
          <table:table-cell table:style-name="ce6" office:value-type="string" calcext:value-type="string">
            <text:p>Health Workers Killed In Captivity</text:p>
          </table:table-cell>
          <table:table-cell table:style-name="ce6" office:value-type="string" calcext:value-type="string">
            <text:p>Female Health Workers Killed</text:p>
          </table:table-cell>
          <table:table-cell table:style-name="ce6" office:value-type="string" calcext:value-type="string">
            <text:p>Male 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International Health Workers Working Within the Aid System Inju</text:p>
          </table:table-cell>
          <table:table-cell table:style-name="ce6" office:value-type="string" calcext:value-type="string">
            <text:p>International Health Worker Outside the Aid Structure Injured</text:p>
          </table:table-cell>
          <table:table-cell table:style-name="ce6" office:value-type="string" calcext:value-type="string">
            <text:p>National Employees of International Aid Agencies Injured</text:p>
          </table:table-cell>
          <table:table-cell table:style-name="ce6" office:value-type="string" calcext:value-type="string">
            <text:p>Health Worker Working Within National Health Structure Injur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Injured</text:p>
          </table:table-cell>
          <table:table-cell table:style-name="ce6" office:value-type="string" calcext:value-type="string">
            <text:p>Male Health Workers Injured 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International Health Workers Working Within the Aid System Kidn</text:p>
          </table:table-cell>
          <table:table-cell table:style-name="ce6" office:value-type="string" calcext:value-type="string">
            <text:p>International Health Worker Outside the Aid Structure Kidnapped</text:p>
          </table:table-cell>
          <table:table-cell table:style-name="ce6" office:value-type="string" calcext:value-type="string">
            <text:p>National Employees of International Aid Agencies Kidnapped</text:p>
          </table:table-cell>
          <table:table-cell table:style-name="ce6" office:value-type="string" calcext:value-type="string">
            <text:p>Health Worker Working Within National Health Structure Kidnappe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Kidnapped</text:p>
          </table:table-cell>
          <table:table-cell table:style-name="ce6" office:value-type="string" calcext:value-type="string">
            <text:p>Male Health Workers Kidan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International Health Workers Working Within the Aid System Arre</text:p>
          </table:table-cell>
          <table:table-cell table:style-name="ce6" office:value-type="string" calcext:value-type="string">
            <text:p>International Health Worker Outside the Aid Structure Arrested </text:p>
          </table:table-cell>
          <table:table-cell table:style-name="ce6" office:value-type="string" calcext:value-type="string">
            <text:p>National Employees of International Aid Agencies Arrested or De</text:p>
          </table:table-cell>
          <table:table-cell table:style-name="ce6" office:value-type="string" calcext:value-type="string">
            <text:p>Health Worker Working Within National Health Structure Arrest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Arrested or Detained</text:p>
          </table:table-cell>
          <table:table-cell table:style-name="ce6" office:value-type="string" calcext:value-type="string">
            <text:p>Male Health Workers Arrested or Detained</text:p>
          </table:table-cell>
          <table:table-cell table:style-name="ce6" office:value-type="string" calcext:value-type="string">
            <text:p>Conflict-Related Violence</text:p>
          </table:table-cell>
          <table:table-cell table:style-name="ce6" office:value-type="string" calcext:value-type="string">
            <text:p>Political-Related Violence</text:p>
          </table:table-cell>
          <table:table-cell table:style-name="ce6" office:value-type="string" calcext:value-type="string">
            <text:p>COVID-19-Related Violence</text:p>
          </table:table-cell>
          <table:table-cell table:style-name="ce6" office:value-type="string" calcext:value-type="string">
            <text:p>Ebola-Related Violence</text:p>
          </table:table-cell>
          <table:table-cell table:style-name="ce6" office:value-type="string" calcext:value-type="string">
            <text:p>Vaccination-Related Violence</text:p>
          </table:table-cell>
          <table:table-cell table:style-name="ce6" office:value-type="string" calcext:value-type="string">
            <text:p>SiND Event ID</text:p>
          </table:table-cell>
          <table:table-cell table:style-name="ce6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6-02-01" calcext:value-type="date">
            <text:p>01/0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409" calcext:value-type="float">
            <text:p>214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05" calcext:value-type="date">
            <text:p>05/0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410" calcext:value-type="float">
            <text:p>214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09" calcext:value-type="date">
            <text:p>09/0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414" calcext:value-type="float">
            <text:p>214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11" calcext:value-type="date">
            <text:p>11/0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Firearms, 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416" calcext:value-type="float">
            <text:p>214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15" calcext:value-type="date">
            <text:p>15/0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Guards, HospitalStaff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425" calcext:value-type="float">
            <text:p>214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15" calcext:value-type="date">
            <text:p>15/0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421" calcext:value-type="float">
            <text:p>214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18" calcext:value-type="date">
            <text:p>18/0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417" calcext:value-type="float">
            <text:p>214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13" calcext:value-type="date">
            <text:p>13/03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337" calcext:value-type="float">
            <text:p>213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16" calcext:value-type="date">
            <text:p>16/03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 Nusra-Front Al Queda in Syri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338" calcext:value-type="float">
            <text:p>213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23" calcext:value-type="date">
            <text:p>23/03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340" calcext:value-type="float">
            <text:p>213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25" calcext:value-type="date">
            <text:p>25/03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341" calcext:value-type="float">
            <text:p>213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31" calcext:value-type="date">
            <text:p>31/03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344" calcext:value-type="float">
            <text:p>213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31" calcext:value-type="date">
            <text:p>31/03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343" calcext:value-type="float">
            <text:p>213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31" calcext:value-type="date">
            <text:p>31/03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342" calcext:value-type="float">
            <text:p>213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31" calcext:value-type="date">
            <text:p>31/03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Paramedi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66" calcext:value-type="float">
            <text:p>212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07" calcext:value-type="date">
            <text:p>07/04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, 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290" calcext:value-type="float">
            <text:p>212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13" calcext:value-type="date">
            <text:p>13/04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67" calcext:value-type="float">
            <text:p>212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20" calcext:value-type="date">
            <text:p>20/04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68" calcext:value-type="float">
            <text:p>212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26" calcext:value-type="date">
            <text:p>26/04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273" calcext:value-type="float">
            <text:p>212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26" calcext:value-type="date">
            <text:p>26/04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69" calcext:value-type="float">
            <text:p>212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26" calcext:value-type="date">
            <text:p>26/04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20" calcext:value-type="float">
            <text:p>212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27" calcext:value-type="date">
            <text:p>27/04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rmed Forces of the Russian Federation, Syrian Armed Forces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Guards, Nurse, OtherHealthProfessional, Technicia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271" calcext:value-type="float">
            <text:p>212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4-29" calcext:value-type="date">
            <text:p>29/04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72" calcext:value-type="float">
            <text:p>212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12" calcext:value-type="date">
            <text:p>12/05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yr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229" calcext:value-type="float">
            <text:p>212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17" calcext:value-type="date">
            <text:p>17/05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223" calcext:value-type="float">
            <text:p>212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17" calcext:value-type="date">
            <text:p>17/05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22" calcext:value-type="float">
            <text:p>212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23" calcext:value-type="date">
            <text:p>23/05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24" calcext:value-type="float">
            <text:p>212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24" calcext:value-type="date">
            <text:p>24/05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25" calcext:value-type="float">
            <text:p>212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31" calcext:value-type="date">
            <text:p>31/05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36" calcext:value-type="float">
            <text:p>212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31" calcext:value-type="date">
            <text:p>31/05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26" calcext:value-type="float">
            <text:p>212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01" calcext:value-type="date">
            <text:p>01/06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00" calcext:value-type="float">
            <text:p>212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03" calcext:value-type="date">
            <text:p>03/06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050" calcext:value-type="float">
            <text:p>220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04" calcext:value-type="date">
            <text:p>04/06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185" calcext:value-type="float">
            <text:p>211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08" calcext:value-type="date">
            <text:p>08/06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86" calcext:value-type="float">
            <text:p>211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08" calcext:value-type="date">
            <text:p>08/06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187" calcext:value-type="float">
            <text:p>211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11" calcext:value-type="date">
            <text:p>11/06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88" calcext:value-type="float">
            <text:p>211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12" calcext:value-type="date">
            <text:p>12/06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89" calcext:value-type="float">
            <text:p>211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13" calcext:value-type="date">
            <text:p>13/06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90" calcext:value-type="float">
            <text:p>211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14" calcext:value-type="date">
            <text:p>14/06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91" calcext:value-type="float">
            <text:p>211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14" calcext:value-type="date">
            <text:p>14/06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92" calcext:value-type="float">
            <text:p>211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15" calcext:value-type="date">
            <text:p>15/06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93" calcext:value-type="float">
            <text:p>211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16" calcext:value-type="date">
            <text:p>16/06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94" calcext:value-type="float">
            <text:p>211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16" calcext:value-type="date">
            <text:p>16/06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84" calcext:value-type="float">
            <text:p>209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27" calcext:value-type="date">
            <text:p>27/06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05" calcext:value-type="float">
            <text:p>212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28" calcext:value-type="date">
            <text:p>28/06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202" calcext:value-type="float">
            <text:p>212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29" calcext:value-type="date">
            <text:p>29/06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195" calcext:value-type="float">
            <text:p>211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02" calcext:value-type="date">
            <text:p>02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89" calcext:value-type="float">
            <text:p>210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02" calcext:value-type="date">
            <text:p>02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92" calcext:value-type="float">
            <text:p>210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03" calcext:value-type="date">
            <text:p>03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88" calcext:value-type="float">
            <text:p>210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03" calcext:value-type="date">
            <text:p>03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93" calcext:value-type="float">
            <text:p>210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04" calcext:value-type="date">
            <text:p>04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94" calcext:value-type="float">
            <text:p>210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06" calcext:value-type="date">
            <text:p>06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96" calcext:value-type="float">
            <text:p>210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08" calcext:value-type="date">
            <text:p>08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058" calcext:value-type="float">
            <text:p>210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09" calcext:value-type="date">
            <text:p>09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98" calcext:value-type="float">
            <text:p>210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09" calcext:value-type="date">
            <text:p>09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99" calcext:value-type="float">
            <text:p>210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13" calcext:value-type="date">
            <text:p>13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101" calcext:value-type="float">
            <text:p>211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14" calcext:value-type="date">
            <text:p>14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048" calcext:value-type="float">
            <text:p>220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14" calcext:value-type="date">
            <text:p>14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, Paramedic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02" calcext:value-type="float">
            <text:p>211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16" calcext:value-type="date">
            <text:p>16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07" calcext:value-type="float">
            <text:p>211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16" calcext:value-type="date">
            <text:p>16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06" calcext:value-type="float">
            <text:p>211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16" calcext:value-type="date">
            <text:p>16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049" calcext:value-type="float">
            <text:p>220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17" calcext:value-type="date">
            <text:p>17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08" calcext:value-type="float">
            <text:p>211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19" calcext:value-type="date">
            <text:p>19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14" calcext:value-type="float">
            <text:p>211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23" calcext:value-type="date">
            <text:p>23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45" calcext:value-type="float">
            <text:p>211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23" calcext:value-type="date">
            <text:p>23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47" calcext:value-type="float">
            <text:p>211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23" calcext:value-type="date">
            <text:p>23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16" calcext:value-type="float">
            <text:p>211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23" calcext:value-type="date">
            <text:p>23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15" calcext:value-type="float">
            <text:p>211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24" calcext:value-type="date">
            <text:p>24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17" calcext:value-type="float">
            <text:p>211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25" calcext:value-type="date">
            <text:p>25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18" calcext:value-type="float">
            <text:p>211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25" calcext:value-type="date">
            <text:p>25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19" calcext:value-type="float">
            <text:p>211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28" calcext:value-type="date">
            <text:p>28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20" calcext:value-type="float">
            <text:p>211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28" calcext:value-type="date">
            <text:p>28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22" calcext:value-type="float">
            <text:p>211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28" calcext:value-type="date">
            <text:p>28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21" calcext:value-type="float">
            <text:p>211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29" calcext:value-type="date">
            <text:p>29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24" calcext:value-type="float">
            <text:p>211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29" calcext:value-type="date">
            <text:p>29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23" calcext:value-type="float">
            <text:p>211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30" calcext:value-type="date">
            <text:p>30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25" calcext:value-type="float">
            <text:p>211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31" calcext:value-type="date">
            <text:p>31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30" calcext:value-type="float">
            <text:p>211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31" calcext:value-type="date">
            <text:p>31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29" calcext:value-type="float">
            <text:p>211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31" calcext:value-type="date">
            <text:p>31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26" calcext:value-type="float">
            <text:p>211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31" calcext:value-type="date">
            <text:p>31/07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, Nurse, OtherHealthProfessiona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27" calcext:value-type="float">
            <text:p>211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01" calcext:value-type="date">
            <text:p>01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96" calcext:value-type="float">
            <text:p>209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01" calcext:value-type="date">
            <text:p>01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051" calcext:value-type="float">
            <text:p>220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01" calcext:value-type="date">
            <text:p>01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54" calcext:value-type="float">
            <text:p>210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02" calcext:value-type="date">
            <text:p>02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85" calcext:value-type="float">
            <text:p>209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02" calcext:value-type="date">
            <text:p>02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83" calcext:value-type="float">
            <text:p>209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03" calcext:value-type="date">
            <text:p>03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055" calcext:value-type="float">
            <text:p>210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04" calcext:value-type="date">
            <text:p>04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987" calcext:value-type="float">
            <text:p>209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04" calcext:value-type="date">
            <text:p>04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88" calcext:value-type="float">
            <text:p>209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04" calcext:value-type="date">
            <text:p>04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89" calcext:value-type="float">
            <text:p>209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05" calcext:value-type="date">
            <text:p>05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106" calcext:value-type="float">
            <text:p>221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06" calcext:value-type="date">
            <text:p>06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94" calcext:value-type="float">
            <text:p>209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06" calcext:value-type="date">
            <text:p>06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95" calcext:value-type="float">
            <text:p>209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09" calcext:value-type="date">
            <text:p>09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98" calcext:value-type="float">
            <text:p>209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1" calcext:value-type="date">
            <text:p>11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09" calcext:value-type="float">
            <text:p>210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1" calcext:value-type="date">
            <text:p>11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08" calcext:value-type="float">
            <text:p>210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1" calcext:value-type="date">
            <text:p>11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07" calcext:value-type="float">
            <text:p>210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1" calcext:value-type="date">
            <text:p>11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00" calcext:value-type="float">
            <text:p>210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1" calcext:value-type="date">
            <text:p>11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99" calcext:value-type="float">
            <text:p>209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1" calcext:value-type="date">
            <text:p>11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107" calcext:value-type="float">
            <text:p>221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2" calcext:value-type="date">
            <text:p>12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12" calcext:value-type="float">
            <text:p>210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2" calcext:value-type="date">
            <text:p>12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13" calcext:value-type="float">
            <text:p>210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2" calcext:value-type="date">
            <text:p>12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11" calcext:value-type="float">
            <text:p>210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2" calcext:value-type="date">
            <text:p>12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10" calcext:value-type="float">
            <text:p>210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3" calcext:value-type="date">
            <text:p>13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14" calcext:value-type="float">
            <text:p>210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4" calcext:value-type="date">
            <text:p>14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15" calcext:value-type="float">
            <text:p>210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4" calcext:value-type="date">
            <text:p>14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16" calcext:value-type="float">
            <text:p>210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6" calcext:value-type="date">
            <text:p>16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17" calcext:value-type="float">
            <text:p>210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9" calcext:value-type="date">
            <text:p>19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19" calcext:value-type="float">
            <text:p>210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9" calcext:value-type="date">
            <text:p>19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18" calcext:value-type="float">
            <text:p>210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9" calcext:value-type="date">
            <text:p>19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056" calcext:value-type="float">
            <text:p>210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27" calcext:value-type="date">
            <text:p>27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23" calcext:value-type="float">
            <text:p>210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29" calcext:value-type="date">
            <text:p>29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27" calcext:value-type="float">
            <text:p>210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29" calcext:value-type="date">
            <text:p>29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28" calcext:value-type="float">
            <text:p>210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29" calcext:value-type="date">
            <text:p>29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25" calcext:value-type="float">
            <text:p>210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29" calcext:value-type="date">
            <text:p>29/08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26" calcext:value-type="float">
            <text:p>210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03" calcext:value-type="date">
            <text:p>03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882" calcext:value-type="float">
            <text:p>208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03" calcext:value-type="date">
            <text:p>03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81" calcext:value-type="float">
            <text:p>208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05" calcext:value-type="date">
            <text:p>05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83" calcext:value-type="float">
            <text:p>208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06" calcext:value-type="date">
            <text:p>06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84" calcext:value-type="float">
            <text:p>208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06" calcext:value-type="date">
            <text:p>06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85" calcext:value-type="float">
            <text:p>208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07" calcext:value-type="date">
            <text:p>07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86" calcext:value-type="float">
            <text:p>208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09" calcext:value-type="date">
            <text:p>09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87" calcext:value-type="float">
            <text:p>208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11" calcext:value-type="date">
            <text:p>11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90" calcext:value-type="float">
            <text:p>208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11" calcext:value-type="date">
            <text:p>11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88" calcext:value-type="float">
            <text:p>208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12" calcext:value-type="date">
            <text:p>12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91" calcext:value-type="float">
            <text:p>208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16" calcext:value-type="date">
            <text:p>16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92" calcext:value-type="float">
            <text:p>208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19" calcext:value-type="date">
            <text:p>19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93" calcext:value-type="float">
            <text:p>208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19" calcext:value-type="date">
            <text:p>19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, ProgrammeStaff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60" calcext:value-type="float">
            <text:p>208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1" calcext:value-type="date">
            <text:p>21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Driver, Nurs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94" calcext:value-type="float">
            <text:p>208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2" calcext:value-type="date">
            <text:p>22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95" calcext:value-type="float">
            <text:p>208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3" calcext:value-type="date">
            <text:p>23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96" calcext:value-type="float">
            <text:p>208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3" calcext:value-type="date">
            <text:p>23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897" calcext:value-type="float">
            <text:p>208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3" calcext:value-type="date">
            <text:p>23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98" calcext:value-type="float">
            <text:p>208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3" calcext:value-type="date">
            <text:p>23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99" calcext:value-type="float">
            <text:p>208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3" calcext:value-type="date">
            <text:p>23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02" calcext:value-type="float">
            <text:p>209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3" calcext:value-type="date">
            <text:p>23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108" calcext:value-type="float">
            <text:p>221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3" calcext:value-type="date">
            <text:p>23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03" calcext:value-type="float">
            <text:p>209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3" calcext:value-type="date">
            <text:p>23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00" calcext:value-type="float">
            <text:p>209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3" calcext:value-type="date">
            <text:p>23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01" calcext:value-type="float">
            <text:p>209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4" calcext:value-type="date">
            <text:p>24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05" calcext:value-type="float">
            <text:p>209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4" calcext:value-type="date">
            <text:p>24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04" calcext:value-type="float">
            <text:p>209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5" calcext:value-type="date">
            <text:p>25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08" calcext:value-type="float">
            <text:p>209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5" calcext:value-type="date">
            <text:p>25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32" calcext:value-type="float">
            <text:p>209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5" calcext:value-type="date">
            <text:p>25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07" calcext:value-type="float">
            <text:p>209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6" calcext:value-type="date">
            <text:p>26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11" calcext:value-type="float">
            <text:p>209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7" calcext:value-type="date">
            <text:p>27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22" calcext:value-type="float">
            <text:p>210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8" calcext:value-type="date">
            <text:p>28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935" calcext:value-type="float">
            <text:p>209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8" calcext:value-type="date">
            <text:p>28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38" calcext:value-type="float">
            <text:p>209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8" calcext:value-type="date">
            <text:p>28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13" calcext:value-type="float">
            <text:p>209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28" calcext:value-type="date">
            <text:p>28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16" calcext:value-type="float">
            <text:p>209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30" calcext:value-type="date">
            <text:p>30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33" calcext:value-type="float">
            <text:p>209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30" calcext:value-type="date">
            <text:p>30/09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17" calcext:value-type="float">
            <text:p>209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1" calcext:value-type="date">
            <text:p>01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46" calcext:value-type="float">
            <text:p>207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1" calcext:value-type="date">
            <text:p>01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77" calcext:value-type="float">
            <text:p>206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1" calcext:value-type="date">
            <text:p>01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743" calcext:value-type="float">
            <text:p>207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2" calcext:value-type="date">
            <text:p>02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20457" calcext:value-type="float">
            <text:p>204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2" calcext:value-type="date">
            <text:p>02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48" calcext:value-type="float">
            <text:p>207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3" calcext:value-type="date">
            <text:p>03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53" calcext:value-type="float">
            <text:p>207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3" calcext:value-type="date">
            <text:p>03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51" calcext:value-type="float">
            <text:p>207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3" calcext:value-type="date">
            <text:p>03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49" calcext:value-type="float">
            <text:p>207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3" calcext:value-type="date">
            <text:p>03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52" calcext:value-type="float">
            <text:p>207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4" calcext:value-type="date">
            <text:p>04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55" calcext:value-type="float">
            <text:p>207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5" calcext:value-type="date">
            <text:p>05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57" calcext:value-type="float">
            <text:p>207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5" calcext:value-type="date">
            <text:p>05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58" calcext:value-type="float">
            <text:p>207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5" calcext:value-type="date">
            <text:p>05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59" calcext:value-type="float">
            <text:p>207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5" calcext:value-type="date">
            <text:p>05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61" calcext:value-type="float">
            <text:p>207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6" calcext:value-type="date">
            <text:p>06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63" calcext:value-type="float">
            <text:p>207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7" calcext:value-type="date">
            <text:p>07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66" calcext:value-type="float">
            <text:p>207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7" calcext:value-type="date">
            <text:p>07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89" calcext:value-type="float">
            <text:p>206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7" calcext:value-type="date">
            <text:p>07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65" calcext:value-type="float">
            <text:p>207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12" calcext:value-type="date">
            <text:p>12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76" calcext:value-type="float">
            <text:p>207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14" calcext:value-type="date">
            <text:p>14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80" calcext:value-type="float">
            <text:p>207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14" calcext:value-type="date">
            <text:p>14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78" calcext:value-type="float">
            <text:p>207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15" calcext:value-type="date">
            <text:p>15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82" calcext:value-type="float">
            <text:p>207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15" calcext:value-type="date">
            <text:p>15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85" calcext:value-type="float">
            <text:p>207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15" calcext:value-type="date">
            <text:p>15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84" calcext:value-type="float">
            <text:p>207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17" calcext:value-type="date">
            <text:p>17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91" calcext:value-type="float">
            <text:p>207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18" calcext:value-type="date">
            <text:p>18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94" calcext:value-type="float">
            <text:p>207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18" calcext:value-type="date">
            <text:p>18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93" calcext:value-type="float">
            <text:p>207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18" calcext:value-type="date">
            <text:p>18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92" calcext:value-type="float">
            <text:p>207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19" calcext:value-type="date">
            <text:p>19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95" calcext:value-type="float">
            <text:p>207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20" calcext:value-type="date">
            <text:p>20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97" calcext:value-type="float">
            <text:p>207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20" calcext:value-type="date">
            <text:p>20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Russia, Government of Syria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846" calcext:value-type="float">
            <text:p>208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21" calcext:value-type="date">
            <text:p>21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98" calcext:value-type="float">
            <text:p>207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22" calcext:value-type="date">
            <text:p>22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, 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47" calcext:value-type="float">
            <text:p>208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22" calcext:value-type="date">
            <text:p>22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00" calcext:value-type="float">
            <text:p>208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23" calcext:value-type="date">
            <text:p>23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02" calcext:value-type="float">
            <text:p>208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25" calcext:value-type="date">
            <text:p>25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10" calcext:value-type="float">
            <text:p>208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25" calcext:value-type="date">
            <text:p>25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07" calcext:value-type="float">
            <text:p>208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25" calcext:value-type="date">
            <text:p>25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09" calcext:value-type="float">
            <text:p>208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26" calcext:value-type="date">
            <text:p>26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13" calcext:value-type="float">
            <text:p>208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28" calcext:value-type="date">
            <text:p>28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820" calcext:value-type="float">
            <text:p>208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30" calcext:value-type="date">
            <text:p>30/10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22" calcext:value-type="float">
            <text:p>208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02" calcext:value-type="date">
            <text:p>02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HospitalStaf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66" calcext:value-type="float">
            <text:p>205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04" calcext:value-type="date">
            <text:p>04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70" calcext:value-type="float">
            <text:p>205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07" calcext:value-type="date">
            <text:p>07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76" calcext:value-type="float">
            <text:p>205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09" calcext:value-type="date">
            <text:p>09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79" calcext:value-type="float">
            <text:p>205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0" calcext:value-type="date">
            <text:p>10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82" calcext:value-type="float">
            <text:p>205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1" calcext:value-type="date">
            <text:p>11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83" calcext:value-type="float">
            <text:p>205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1" calcext:value-type="date">
            <text:p>11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85" calcext:value-type="float">
            <text:p>205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3" calcext:value-type="date">
            <text:p>13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91" calcext:value-type="float">
            <text:p>205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3" calcext:value-type="date">
            <text:p>13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92" calcext:value-type="float">
            <text:p>205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3" calcext:value-type="date">
            <text:p>13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90" calcext:value-type="float">
            <text:p>205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4" calcext:value-type="date">
            <text:p>14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04" calcext:value-type="float">
            <text:p>206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4" calcext:value-type="date">
            <text:p>14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07" calcext:value-type="float">
            <text:p>206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4" calcext:value-type="date">
            <text:p>14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10" calcext:value-type="float">
            <text:p>206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4" calcext:value-type="date">
            <text:p>14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08" calcext:value-type="float">
            <text:p>206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5" calcext:value-type="date">
            <text:p>15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09" calcext:value-type="float">
            <text:p>206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5" calcext:value-type="date">
            <text:p>15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12" calcext:value-type="float">
            <text:p>206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5" calcext:value-type="date">
            <text:p>15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13" calcext:value-type="float">
            <text:p>206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6" calcext:value-type="date">
            <text:p>16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20" calcext:value-type="float">
            <text:p>206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6" calcext:value-type="date">
            <text:p>16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21" calcext:value-type="float">
            <text:p>206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6" calcext:value-type="date">
            <text:p>16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19" calcext:value-type="float">
            <text:p>206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6" calcext:value-type="date">
            <text:p>16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18" calcext:value-type="float">
            <text:p>206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6" calcext:value-type="date">
            <text:p>16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22" calcext:value-type="float">
            <text:p>206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6" calcext:value-type="date">
            <text:p>16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624" calcext:value-type="float">
            <text:p>206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6" calcext:value-type="date">
            <text:p>16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15" calcext:value-type="float">
            <text:p>206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7" calcext:value-type="date">
            <text:p>17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25" calcext:value-type="float">
            <text:p>206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8" calcext:value-type="date">
            <text:p>18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35" calcext:value-type="float">
            <text:p>206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8" calcext:value-type="date">
            <text:p>18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38" calcext:value-type="float">
            <text:p>206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8" calcext:value-type="date">
            <text:p>18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84" calcext:value-type="float">
            <text:p>205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8" calcext:value-type="date">
            <text:p>18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28" calcext:value-type="float">
            <text:p>206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8" calcext:value-type="date">
            <text:p>18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31" calcext:value-type="float">
            <text:p>206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8" calcext:value-type="date">
            <text:p>18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34" calcext:value-type="float">
            <text:p>206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8" calcext:value-type="date">
            <text:p>18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39" calcext:value-type="float">
            <text:p>206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8" calcext:value-type="date">
            <text:p>18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30" calcext:value-type="float">
            <text:p>206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9" calcext:value-type="date">
            <text:p>19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42" calcext:value-type="float">
            <text:p>206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9" calcext:value-type="date">
            <text:p>19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41" calcext:value-type="float">
            <text:p>206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0" calcext:value-type="date">
            <text:p>20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44" calcext:value-type="float">
            <text:p>206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0" calcext:value-type="date">
            <text:p>20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48" calcext:value-type="float">
            <text:p>206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0" calcext:value-type="date">
            <text:p>20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49" calcext:value-type="float">
            <text:p>206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0" calcext:value-type="date">
            <text:p>20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50" calcext:value-type="float">
            <text:p>206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0" calcext:value-type="date">
            <text:p>20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46" calcext:value-type="float">
            <text:p>206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0" calcext:value-type="date">
            <text:p>20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47" calcext:value-type="float">
            <text:p>206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0" calcext:value-type="date">
            <text:p>20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45" calcext:value-type="float">
            <text:p>206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1" calcext:value-type="date">
            <text:p>21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55" calcext:value-type="float">
            <text:p>206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1" calcext:value-type="date">
            <text:p>21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60" calcext:value-type="float">
            <text:p>206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1" calcext:value-type="date">
            <text:p>21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Der' Al Furat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56" calcext:value-type="float">
            <text:p>206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4" calcext:value-type="date">
            <text:p>24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68" calcext:value-type="float">
            <text:p>206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4" calcext:value-type="date">
            <text:p>24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62" calcext:value-type="float">
            <text:p>206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5" calcext:value-type="date">
            <text:p>25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70" calcext:value-type="float">
            <text:p>206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5" calcext:value-type="date">
            <text:p>25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69" calcext:value-type="float">
            <text:p>206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5" calcext:value-type="date">
            <text:p>25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71" calcext:value-type="float">
            <text:p>206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6" calcext:value-type="date">
            <text:p>26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76" calcext:value-type="float">
            <text:p>206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6" calcext:value-type="date">
            <text:p>26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ish al-Islam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20465" calcext:value-type="float">
            <text:p>204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7" calcext:value-type="date">
            <text:p>27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78" calcext:value-type="float">
            <text:p>206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9" calcext:value-type="date">
            <text:p>29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82" calcext:value-type="float">
            <text:p>206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9" calcext:value-type="date">
            <text:p>29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83" calcext:value-type="float">
            <text:p>206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9" calcext:value-type="date">
            <text:p>29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81" calcext:value-type="float">
            <text:p>206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9" calcext:value-type="date">
            <text:p>29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80" calcext:value-type="float">
            <text:p>206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30" calcext:value-type="date">
            <text:p>30/11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Der' Al Furat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84" calcext:value-type="float">
            <text:p>206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04" calcext:value-type="date">
            <text:p>04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35" calcext:value-type="float">
            <text:p>204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04" calcext:value-type="date">
            <text:p>04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37" calcext:value-type="float">
            <text:p>204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04" calcext:value-type="date">
            <text:p>04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36" calcext:value-type="float">
            <text:p>204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05" calcext:value-type="date">
            <text:p>05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42" calcext:value-type="float">
            <text:p>204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05" calcext:value-type="date">
            <text:p>05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18" calcext:value-type="float">
            <text:p>205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05" calcext:value-type="date">
            <text:p>05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44" calcext:value-type="float">
            <text:p>204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05" calcext:value-type="date">
            <text:p>05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ilitia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439" calcext:value-type="float">
            <text:p>204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05" calcext:value-type="date">
            <text:p>05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Militia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40" calcext:value-type="float">
            <text:p>204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09" calcext:value-type="date">
            <text:p>09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45" calcext:value-type="float">
            <text:p>204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10" calcext:value-type="date">
            <text:p>10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46" calcext:value-type="float">
            <text:p>204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10" calcext:value-type="date">
            <text:p>10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48" calcext:value-type="float">
            <text:p>204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11" calcext:value-type="date">
            <text:p>11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49" calcext:value-type="float">
            <text:p>204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14" calcext:value-type="date">
            <text:p>14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141" calcext:value-type="float">
            <text:p>221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15" calcext:value-type="date">
            <text:p>15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55" calcext:value-type="float">
            <text:p>204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15" calcext:value-type="date">
            <text:p>15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54" calcext:value-type="float">
            <text:p>204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15" calcext:value-type="date">
            <text:p>15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53" calcext:value-type="float">
            <text:p>204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15" calcext:value-type="date">
            <text:p>15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52" calcext:value-type="float">
            <text:p>204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15" calcext:value-type="date">
            <text:p>15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51" calcext:value-type="float">
            <text:p>204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15" calcext:value-type="date">
            <text:p>15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50" calcext:value-type="float">
            <text:p>204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19" calcext:value-type="date">
            <text:p>19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56" calcext:value-type="float">
            <text:p>204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20" calcext:value-type="date">
            <text:p>20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58" calcext:value-type="float">
            <text:p>204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22" calcext:value-type="date">
            <text:p>22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62" calcext:value-type="float">
            <text:p>204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23" calcext:value-type="date">
            <text:p>23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64" calcext:value-type="float">
            <text:p>204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23" calcext:value-type="date">
            <text:p>23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99" calcext:value-type="float">
            <text:p>204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27" calcext:value-type="date">
            <text:p>27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68" calcext:value-type="float">
            <text:p>204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27" calcext:value-type="date">
            <text:p>27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66" calcext:value-type="float">
            <text:p>204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27" calcext:value-type="date">
            <text:p>27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69" calcext:value-type="float">
            <text:p>204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29" calcext:value-type="date">
            <text:p>29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73" calcext:value-type="float">
            <text:p>204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30" calcext:value-type="date">
            <text:p>30/12/2016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74" calcext:value-type="float">
            <text:p>204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01" calcext:value-type="date">
            <text:p>01/01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93" calcext:value-type="float">
            <text:p>206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01" calcext:value-type="date">
            <text:p>01/01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17" calcext:value-type="float">
            <text:p>207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03" calcext:value-type="date">
            <text:p>03/01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01" calcext:value-type="float">
            <text:p>207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07" calcext:value-type="date">
            <text:p>07/01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11" calcext:value-type="float">
            <text:p>207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07" calcext:value-type="date">
            <text:p>07/01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64" calcext:value-type="float">
            <text:p>207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11" calcext:value-type="date">
            <text:p>11/01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16" calcext:value-type="float">
            <text:p>207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11" calcext:value-type="date">
            <text:p>11/01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40" calcext:value-type="float">
            <text:p>205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14" calcext:value-type="date">
            <text:p>14/01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18" calcext:value-type="float">
            <text:p>207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16" calcext:value-type="date">
            <text:p>16/01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19" calcext:value-type="float">
            <text:p>207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19" calcext:value-type="date">
            <text:p>19/01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724" calcext:value-type="float">
            <text:p>207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20" calcext:value-type="date">
            <text:p>20/01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20" calcext:value-type="float">
            <text:p>207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24" calcext:value-type="date">
            <text:p>24/01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32" calcext:value-type="float">
            <text:p>207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25" calcext:value-type="date">
            <text:p>25/01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44" calcext:value-type="float">
            <text:p>207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31" calcext:value-type="date">
            <text:p>31/01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45" calcext:value-type="float">
            <text:p>207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2-08" calcext:value-type="date">
            <text:p>08/02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597" calcext:value-type="float">
            <text:p>215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2-15" calcext:value-type="date">
            <text:p>15/02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290" calcext:value-type="float">
            <text:p>232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3-07" calcext:value-type="date">
            <text:p>07/03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Kni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3291" calcext:value-type="float">
            <text:p>232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3-08" calcext:value-type="date">
            <text:p>08/03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knaf Beit al-Maqdis, Jaysh al Islam, Jaysh al Ababil, Liwa Shamal Rasul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295" calcext:value-type="float">
            <text:p>232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3-20" calcext:value-type="date">
            <text:p>20/03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642" calcext:value-type="float">
            <text:p>216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3-29" calcext:value-type="date">
            <text:p>29/03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656" calcext:value-type="float">
            <text:p>216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02" calcext:value-type="date">
            <text:p>02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52" calcext:value-type="float">
            <text:p>226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03" calcext:value-type="date">
            <text:p>03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59" calcext:value-type="float">
            <text:p>226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03" calcext:value-type="date">
            <text:p>03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57" calcext:value-type="float">
            <text:p>226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03" calcext:value-type="date">
            <text:p>03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58" calcext:value-type="float">
            <text:p>226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04" calcext:value-type="date">
            <text:p>04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60" calcext:value-type="float">
            <text:p>226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04" calcext:value-type="date">
            <text:p>04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78" calcext:value-type="float">
            <text:p>226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04" calcext:value-type="date">
            <text:p>04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67" calcext:value-type="float">
            <text:p>226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06" calcext:value-type="date">
            <text:p>06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87" calcext:value-type="float">
            <text:p>226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07" calcext:value-type="date">
            <text:p>07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03" calcext:value-type="float">
            <text:p>227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08" calcext:value-type="date">
            <text:p>08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89" calcext:value-type="float">
            <text:p>226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08" calcext:value-type="date">
            <text:p>08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88" calcext:value-type="float">
            <text:p>226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09" calcext:value-type="date">
            <text:p>09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rmed Forces of the Russian Federation, 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690" calcext:value-type="float">
            <text:p>226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12" calcext:value-type="date">
            <text:p>12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04" calcext:value-type="float">
            <text:p>227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13" calcext:value-type="date">
            <text:p>13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94" calcext:value-type="float">
            <text:p>226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14" calcext:value-type="date">
            <text:p>14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95" calcext:value-type="float">
            <text:p>226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15" calcext:value-type="date">
            <text:p>15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96" calcext:value-type="float">
            <text:p>226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16" calcext:value-type="date">
            <text:p>16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65" calcext:value-type="float">
            <text:p>226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16" calcext:value-type="date">
            <text:p>16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97" calcext:value-type="float">
            <text:p>226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17" calcext:value-type="date">
            <text:p>17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98" calcext:value-type="float">
            <text:p>226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17" calcext:value-type="date">
            <text:p>17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05" calcext:value-type="float">
            <text:p>227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2" calcext:value-type="date">
            <text:p>22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12" calcext:value-type="float">
            <text:p>227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2" calcext:value-type="date">
            <text:p>22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22" calcext:value-type="float">
            <text:p>227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2" calcext:value-type="date">
            <text:p>22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10" calcext:value-type="float">
            <text:p>227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6" calcext:value-type="date">
            <text:p>26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33" calcext:value-type="float">
            <text:p>227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6" calcext:value-type="date">
            <text:p>26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32" calcext:value-type="float">
            <text:p>227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6" calcext:value-type="date">
            <text:p>26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30" calcext:value-type="float">
            <text:p>227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6" calcext:value-type="date">
            <text:p>26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29" calcext:value-type="float">
            <text:p>227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6" calcext:value-type="date">
            <text:p>26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24" calcext:value-type="float">
            <text:p>227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7" calcext:value-type="date">
            <text:p>27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NoInformation, Nurs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35" calcext:value-type="float">
            <text:p>227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7" calcext:value-type="date">
            <text:p>27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36" calcext:value-type="float">
            <text:p>227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8" calcext:value-type="date">
            <text:p>28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38" calcext:value-type="float">
            <text:p>227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8" calcext:value-type="date">
            <text:p>28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37" calcext:value-type="float">
            <text:p>227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9" calcext:value-type="date">
            <text:p>29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39" calcext:value-type="float">
            <text:p>223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29" calcext:value-type="date">
            <text:p>29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53" calcext:value-type="float">
            <text:p>227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30" calcext:value-type="date">
            <text:p>30/04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754" calcext:value-type="float">
            <text:p>227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5-02" calcext:value-type="date">
            <text:p>02/05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691" calcext:value-type="float">
            <text:p>236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5-02" calcext:value-type="date">
            <text:p>02/05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, Volunteer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564" calcext:value-type="float">
            <text:p>235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6-04" calcext:value-type="date">
            <text:p>04/06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569" calcext:value-type="float">
            <text:p>215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6-05" calcext:value-type="date">
            <text:p>05/06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555" calcext:value-type="float">
            <text:p>215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6-09" calcext:value-type="date">
            <text:p>09/06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575" calcext:value-type="float">
            <text:p>215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6-09" calcext:value-type="date">
            <text:p>09/06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42" calcext:value-type="float">
            <text:p>212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6-10" calcext:value-type="date">
            <text:p>10/06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ternational Coalition Forces in Syr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577" calcext:value-type="float">
            <text:p>215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6-10" calcext:value-type="date">
            <text:p>10/06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ternational Coalition Forces in Syr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576" calcext:value-type="float">
            <text:p>215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6-26" calcext:value-type="date">
            <text:p>26/06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97" calcext:value-type="float">
            <text:p>211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6-28" calcext:value-type="date">
            <text:p>28/06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584" calcext:value-type="float">
            <text:p>215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6-29" calcext:value-type="date">
            <text:p>29/06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583" calcext:value-type="float">
            <text:p>215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7-01" calcext:value-type="date">
            <text:p>01/07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61" calcext:value-type="float">
            <text:p>211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7-01" calcext:value-type="date">
            <text:p>01/07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yria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3053" calcext:value-type="float">
            <text:p>230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7-16" calcext:value-type="date">
            <text:p>16/07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243" calcext:value-type="float">
            <text:p>212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7-20" calcext:value-type="date">
            <text:p>20/07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hrar al-Sham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46" calcext:value-type="float">
            <text:p>212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7-24" calcext:value-type="date">
            <text:p>24/07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50" calcext:value-type="float">
            <text:p>212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02" calcext:value-type="date">
            <text:p>02/08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754" calcext:value-type="float">
            <text:p>217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05" calcext:value-type="date">
            <text:p>05/08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ternational Coalition Forces in Syr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755" calcext:value-type="float">
            <text:p>217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06" calcext:value-type="date">
            <text:p>06/08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ternational Coalition Forces in Syr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760" calcext:value-type="float">
            <text:p>217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06" calcext:value-type="date">
            <text:p>06/08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ternational Coalition Forces in Syr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756" calcext:value-type="float">
            <text:p>217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08" calcext:value-type="date">
            <text:p>08/08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ternational Coalition Forces in Syr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763" calcext:value-type="float">
            <text:p>217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08" calcext:value-type="date">
            <text:p>08/08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762" calcext:value-type="float">
            <text:p>217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09" calcext:value-type="date">
            <text:p>09/08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767" calcext:value-type="float">
            <text:p>217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18" calcext:value-type="date">
            <text:p>18/08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ternational Coalition Forces in Syr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770" calcext:value-type="float">
            <text:p>217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20" calcext:value-type="date">
            <text:p>20/08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771" calcext:value-type="float">
            <text:p>217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20" calcext:value-type="date">
            <text:p>20/08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ternational Coalition Forces in Syr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772" calcext:value-type="float">
            <text:p>217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24" calcext:value-type="date">
            <text:p>24/08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773" calcext:value-type="float">
            <text:p>217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26" calcext:value-type="date">
            <text:p>26/08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ternational Coalition Forces in Syr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778" calcext:value-type="float">
            <text:p>217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29" calcext:value-type="date">
            <text:p>29/08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ternational Coalition Forces in Syr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779" calcext:value-type="float">
            <text:p>217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01" calcext:value-type="date">
            <text:p>01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91" calcext:value-type="float">
            <text:p>225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01" calcext:value-type="date">
            <text:p>01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94" calcext:value-type="float">
            <text:p>225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02" calcext:value-type="date">
            <text:p>02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ternational Coalition Forces in Syria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12" calcext:value-type="float">
            <text:p>225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05" calcext:value-type="date">
            <text:p>05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yr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719" calcext:value-type="float">
            <text:p>217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08" calcext:value-type="date">
            <text:p>08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720" calcext:value-type="float">
            <text:p>217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11" calcext:value-type="date">
            <text:p>11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794" calcext:value-type="float">
            <text:p>217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11" calcext:value-type="date">
            <text:p>11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20" calcext:value-type="float">
            <text:p>225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13" calcext:value-type="date">
            <text:p>13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21" calcext:value-type="float">
            <text:p>225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15" calcext:value-type="date">
            <text:p>15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yria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3841" calcext:value-type="float">
            <text:p>238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19" calcext:value-type="date">
            <text:p>19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812" calcext:value-type="float">
            <text:p>218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19" calcext:value-type="date">
            <text:p>19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811" calcext:value-type="float">
            <text:p>218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19" calcext:value-type="date">
            <text:p>19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810" calcext:value-type="float">
            <text:p>218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19" calcext:value-type="date">
            <text:p>19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54" calcext:value-type="float">
            <text:p>225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19" calcext:value-type="date">
            <text:p>19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56" calcext:value-type="float">
            <text:p>225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19" calcext:value-type="date">
            <text:p>19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62" calcext:value-type="float">
            <text:p>225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19" calcext:value-type="date">
            <text:p>19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68" calcext:value-type="float">
            <text:p>225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21" calcext:value-type="date">
            <text:p>21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78" calcext:value-type="float">
            <text:p>225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21" calcext:value-type="date">
            <text:p>21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823" calcext:value-type="float">
            <text:p>218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22" calcext:value-type="date">
            <text:p>22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827" calcext:value-type="float">
            <text:p>218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23" calcext:value-type="date">
            <text:p>23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828" calcext:value-type="float">
            <text:p>218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23" calcext:value-type="date">
            <text:p>23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79" calcext:value-type="float">
            <text:p>225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25" calcext:value-type="date">
            <text:p>25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88" calcext:value-type="float">
            <text:p>225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25" calcext:value-type="date">
            <text:p>25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857" calcext:value-type="float">
            <text:p>218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25" calcext:value-type="date">
            <text:p>25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95" calcext:value-type="float">
            <text:p>225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25" calcext:value-type="date">
            <text:p>25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84" calcext:value-type="float">
            <text:p>225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27" calcext:value-type="date">
            <text:p>27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869" calcext:value-type="float">
            <text:p>218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27" calcext:value-type="date">
            <text:p>27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96" calcext:value-type="float">
            <text:p>225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29" calcext:value-type="date">
            <text:p>29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05" calcext:value-type="float">
            <text:p>226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29" calcext:value-type="date">
            <text:p>29/09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98" calcext:value-type="float">
            <text:p>225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0-07" calcext:value-type="date">
            <text:p>07/10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887" calcext:value-type="float">
            <text:p>218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0-29" calcext:value-type="date">
            <text:p>29/10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raqi Armed Forces, Kurdish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028" calcext:value-type="float">
            <text:p>220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1-13" calcext:value-type="date">
            <text:p>13/11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152" calcext:value-type="float">
            <text:p>221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1-26" calcext:value-type="date">
            <text:p>26/11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175" calcext:value-type="float">
            <text:p>221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2-02" calcext:value-type="date">
            <text:p>02/12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78" calcext:value-type="float">
            <text:p>219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2-26" calcext:value-type="date">
            <text:p>26/12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83" calcext:value-type="float">
            <text:p>219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2-28" calcext:value-type="date">
            <text:p>28/12/2017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139" calcext:value-type="float">
            <text:p>221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1-03" calcext:value-type="date">
            <text:p>03/01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705" calcext:value-type="float">
            <text:p>217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1-07" calcext:value-type="date">
            <text:p>07/01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686" calcext:value-type="float">
            <text:p>216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1-21" calcext:value-type="date">
            <text:p>21/01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81" calcext:value-type="float">
            <text:p>223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1-29" calcext:value-type="date">
            <text:p>29/01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82" calcext:value-type="float">
            <text:p>223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1-29" calcext:value-type="date">
            <text:p>29/01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032" calcext:value-type="float">
            <text:p>220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01" calcext:value-type="date">
            <text:p>01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17" calcext:value-type="float">
            <text:p>219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04" calcext:value-type="date">
            <text:p>04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24" calcext:value-type="float">
            <text:p>219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05" calcext:value-type="date">
            <text:p>05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25" calcext:value-type="float">
            <text:p>219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06" calcext:value-type="date">
            <text:p>06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26" calcext:value-type="float">
            <text:p>219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08" calcext:value-type="date">
            <text:p>08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28" calcext:value-type="float">
            <text:p>219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08" calcext:value-type="date">
            <text:p>08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29" calcext:value-type="float">
            <text:p>219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19" calcext:value-type="date">
            <text:p>19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45" calcext:value-type="float">
            <text:p>219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20" calcext:value-type="date">
            <text:p>20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48" calcext:value-type="float">
            <text:p>219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21" calcext:value-type="date">
            <text:p>21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51" calcext:value-type="float">
            <text:p>219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21" calcext:value-type="date">
            <text:p>21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54" calcext:value-type="float">
            <text:p>219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21" calcext:value-type="date">
            <text:p>21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976" calcext:value-type="float">
            <text:p>219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21" calcext:value-type="date">
            <text:p>21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61" calcext:value-type="float">
            <text:p>219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21" calcext:value-type="date">
            <text:p>21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60" calcext:value-type="float">
            <text:p>219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21" calcext:value-type="date">
            <text:p>21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59" calcext:value-type="float">
            <text:p>219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21" calcext:value-type="date">
            <text:p>21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53" calcext:value-type="float">
            <text:p>219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21" calcext:value-type="date">
            <text:p>21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49" calcext:value-type="float">
            <text:p>219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26" calcext:value-type="date">
            <text:p>26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62" calcext:value-type="float">
            <text:p>219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28" calcext:value-type="date">
            <text:p>28/0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63" calcext:value-type="float">
            <text:p>219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3-05" calcext:value-type="date">
            <text:p>05/03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875" calcext:value-type="float">
            <text:p>218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3-20" calcext:value-type="date">
            <text:p>20/03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14" calcext:value-type="float">
            <text:p>227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3-24" calcext:value-type="date">
            <text:p>24/03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11" calcext:value-type="float">
            <text:p>219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4-01" calcext:value-type="date">
            <text:p>01/04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16" calcext:value-type="float">
            <text:p>227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4-07" calcext:value-type="date">
            <text:p>07/04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48" calcext:value-type="float">
            <text:p>223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4-29" calcext:value-type="date">
            <text:p>29/04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18" calcext:value-type="float">
            <text:p>227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4-30" calcext:value-type="date">
            <text:p>30/04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19" calcext:value-type="float">
            <text:p>227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5-03" calcext:value-type="date">
            <text:p>03/05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357" calcext:value-type="float">
            <text:p>223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5-12" calcext:value-type="date">
            <text:p>12/05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59" calcext:value-type="float">
            <text:p>223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5-16" calcext:value-type="date">
            <text:p>16/05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60" calcext:value-type="float">
            <text:p>223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5-19" calcext:value-type="date">
            <text:p>19/05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361" calcext:value-type="float">
            <text:p>223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5-26" calcext:value-type="date">
            <text:p>26/05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362" calcext:value-type="float">
            <text:p>223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6-09" calcext:value-type="date">
            <text:p>09/06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702" calcext:value-type="float">
            <text:p>227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6-23" calcext:value-type="date">
            <text:p>23/06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ternational Coalition Forces in Syr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582" calcext:value-type="float">
            <text:p>215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6-24" calcext:value-type="date">
            <text:p>24/06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08" calcext:value-type="float">
            <text:p>225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6-27" calcext:value-type="date">
            <text:p>27/06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27" calcext:value-type="float">
            <text:p>225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02" calcext:value-type="date">
            <text:p>02/07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hrir al-Sham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21" calcext:value-type="float">
            <text:p>384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03" calcext:value-type="date">
            <text:p>03/07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33" calcext:value-type="float">
            <text:p>379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06" calcext:value-type="date">
            <text:p>06/07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24" calcext:value-type="float">
            <text:p>384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06" calcext:value-type="date">
            <text:p>06/07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rmed Forces of the Russian Federation, Government of Syria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088" calcext:value-type="float">
            <text:p>230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09" calcext:value-type="date">
            <text:p>09/07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56" calcext:value-type="float">
            <text:p>380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15" calcext:value-type="date">
            <text:p>15/07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hrir al-Sham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22" calcext:value-type="float">
            <text:p>384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20" calcext:value-type="date">
            <text:p>20/07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165" calcext:value-type="float">
            <text:p>211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29" calcext:value-type="date">
            <text:p>29/07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hrir al-Sham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23" calcext:value-type="float">
            <text:p>384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8-26" calcext:value-type="date">
            <text:p>26/08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48" calcext:value-type="float">
            <text:p>346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06" calcext:value-type="date">
            <text:p>06/09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42" calcext:value-type="float">
            <text:p>371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08" calcext:value-type="date">
            <text:p>08/09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143" calcext:value-type="float">
            <text:p>371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08" calcext:value-type="date">
            <text:p>08/09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244" calcext:value-type="float">
            <text:p>372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09" calcext:value-type="date">
            <text:p>09/09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245" calcext:value-type="float">
            <text:p>372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11" calcext:value-type="date">
            <text:p>11/09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246" calcext:value-type="float">
            <text:p>372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13" calcext:value-type="date">
            <text:p>13/09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ternational Coalition Forces in Syria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247" calcext:value-type="float">
            <text:p>372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14" calcext:value-type="date">
            <text:p>14/09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7278" calcext:value-type="float">
            <text:p>372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14" calcext:value-type="date">
            <text:p>14/09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248" calcext:value-type="float">
            <text:p>372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16" calcext:value-type="date">
            <text:p>16/09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280" calcext:value-type="float">
            <text:p>372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16" calcext:value-type="date">
            <text:p>16/09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279" calcext:value-type="float">
            <text:p>372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19" calcext:value-type="date">
            <text:p>19/09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140" calcext:value-type="float">
            <text:p>241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26" calcext:value-type="date">
            <text:p>26/09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281" calcext:value-type="float">
            <text:p>372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30" calcext:value-type="date">
            <text:p>30/09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444" calcext:value-type="float">
            <text:p>374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01" calcext:value-type="date">
            <text:p>01/10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gisticia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474" calcext:value-type="float">
            <text:p>374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02" calcext:value-type="date">
            <text:p>02/10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472" calcext:value-type="float">
            <text:p>374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02" calcext:value-type="date">
            <text:p>02/10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yria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3771" calcext:value-type="float">
            <text:p>237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29" calcext:value-type="date">
            <text:p>29/10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546" calcext:value-type="float">
            <text:p>375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29" calcext:value-type="date">
            <text:p>29/10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hrir al-Sham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473" calcext:value-type="float">
            <text:p>374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02" calcext:value-type="date">
            <text:p>02/11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17" calcext:value-type="float">
            <text:p>373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15" calcext:value-type="date">
            <text:p>15/11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21" calcext:value-type="float">
            <text:p>373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29" calcext:value-type="date">
            <text:p>29/11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ternational Coalition Forces in Syria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48" calcext:value-type="float">
            <text:p>373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08" calcext:value-type="date">
            <text:p>08/1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583" calcext:value-type="float">
            <text:p>375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10" calcext:value-type="date">
            <text:p>10/1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hrir al-Sham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HeadOfEduInstitu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8531" calcext:value-type="float">
            <text:p>385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12" calcext:value-type="date">
            <text:p>12/12/201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584" calcext:value-type="float">
            <text:p>375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01" calcext:value-type="date">
            <text:p>01/01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Nour al-Din al-Zenki Movement, Tahrir al-Sham</text:p>
          </table:table-cell>
          <table:table-cell office:value-type="string" calcext:value-type="string">
            <text:p>Combination, 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71" calcext:value-type="float">
            <text:p>370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10" calcext:value-type="date">
            <text:p>10/01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Nour al-Din al-Zenki Moveme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10" calcext:value-type="float">
            <text:p>371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11" calcext:value-type="date">
            <text:p>11/02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328" calcext:value-type="float">
            <text:p>233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18" calcext:value-type="date">
            <text:p>18/02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92" calcext:value-type="float">
            <text:p>372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09" calcext:value-type="date">
            <text:p>09/03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93" calcext:value-type="float">
            <text:p>372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09" calcext:value-type="date">
            <text:p>09/03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91" calcext:value-type="float">
            <text:p>372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04" calcext:value-type="date">
            <text:p>04/04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87" calcext:value-type="float">
            <text:p>371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24" calcext:value-type="date">
            <text:p>24/04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92" calcext:value-type="float">
            <text:p>370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26" calcext:value-type="date">
            <text:p>26/04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31" calcext:value-type="float">
            <text:p>372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27" calcext:value-type="date">
            <text:p>27/04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44" calcext:value-type="float">
            <text:p>371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29" calcext:value-type="date">
            <text:p>29/04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45" calcext:value-type="float">
            <text:p>371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29" calcext:value-type="date">
            <text:p>29/04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32" calcext:value-type="float">
            <text:p>372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30" calcext:value-type="date">
            <text:p>30/04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58" calcext:value-type="float">
            <text:p>372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1" calcext:value-type="date">
            <text:p>01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64" calcext:value-type="float">
            <text:p>359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1" calcext:value-type="date">
            <text:p>01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23967" calcext:value-type="float">
            <text:p>239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1" calcext:value-type="date">
            <text:p>01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15" calcext:value-type="float">
            <text:p>359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2" calcext:value-type="date">
            <text:p>02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11" calcext:value-type="float">
            <text:p>359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3" calcext:value-type="date">
            <text:p>03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13" calcext:value-type="float">
            <text:p>359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3" calcext:value-type="date">
            <text:p>03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14" calcext:value-type="float">
            <text:p>359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4" calcext:value-type="date">
            <text:p>04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221" calcext:value-type="float">
            <text:p>242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4" calcext:value-type="date">
            <text:p>04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28" calcext:value-type="float">
            <text:p>359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5" calcext:value-type="date">
            <text:p>05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30" calcext:value-type="float">
            <text:p>359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5" calcext:value-type="date">
            <text:p>05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65" calcext:value-type="float">
            <text:p>359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5" calcext:value-type="date">
            <text:p>05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68" calcext:value-type="float">
            <text:p>359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5" calcext:value-type="date">
            <text:p>05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29" calcext:value-type="float">
            <text:p>359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5" calcext:value-type="date">
            <text:p>05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67" calcext:value-type="float">
            <text:p>359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5" calcext:value-type="date">
            <text:p>05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59" calcext:value-type="float">
            <text:p>359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6" calcext:value-type="date">
            <text:p>06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70" calcext:value-type="float">
            <text:p>359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6" calcext:value-type="date">
            <text:p>06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32" calcext:value-type="float">
            <text:p>359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7" calcext:value-type="date">
            <text:p>07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33" calcext:value-type="float">
            <text:p>359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7" calcext:value-type="date">
            <text:p>07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71" calcext:value-type="float">
            <text:p>359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7" calcext:value-type="date">
            <text:p>07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37" calcext:value-type="float">
            <text:p>359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7" calcext:value-type="date">
            <text:p>07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36" calcext:value-type="float">
            <text:p>359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7" calcext:value-type="date">
            <text:p>07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35" calcext:value-type="float">
            <text:p>359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7" calcext:value-type="date">
            <text:p>07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IE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34" calcext:value-type="float">
            <text:p>359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8" calcext:value-type="date">
            <text:p>08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38" calcext:value-type="float">
            <text:p>359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25" calcext:value-type="date">
            <text:p>25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61" calcext:value-type="float">
            <text:p>359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28" calcext:value-type="date">
            <text:p>28/05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62" calcext:value-type="float">
            <text:p>359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01" calcext:value-type="date">
            <text:p>01/06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62" calcext:value-type="float">
            <text:p>354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03" calcext:value-type="date">
            <text:p>03/06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518" calcext:value-type="float">
            <text:p>355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10" calcext:value-type="date">
            <text:p>10/06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544" calcext:value-type="float">
            <text:p>355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14" calcext:value-type="date">
            <text:p>14/06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551" calcext:value-type="float">
            <text:p>355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14" calcext:value-type="date">
            <text:p>14/06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559" calcext:value-type="float">
            <text:p>355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14" calcext:value-type="date">
            <text:p>14/06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545" calcext:value-type="float">
            <text:p>355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15" calcext:value-type="date">
            <text:p>15/06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684" calcext:value-type="float">
            <text:p>356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04" calcext:value-type="date">
            <text:p>04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56" calcext:value-type="float">
            <text:p>352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04" calcext:value-type="date">
            <text:p>04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70" calcext:value-type="float">
            <text:p>352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05" calcext:value-type="date">
            <text:p>05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57" calcext:value-type="float">
            <text:p>352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0" calcext:value-type="date">
            <text:p>10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, 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58" calcext:value-type="float">
            <text:p>352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0" calcext:value-type="date">
            <text:p>10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23" calcext:value-type="float">
            <text:p>354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0" calcext:value-type="date">
            <text:p>10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22" calcext:value-type="float">
            <text:p>354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0" calcext:value-type="date">
            <text:p>10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56" calcext:value-type="float">
            <text:p>353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0" calcext:value-type="date">
            <text:p>10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55" calcext:value-type="float">
            <text:p>353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1" calcext:value-type="date">
            <text:p>11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59" calcext:value-type="float">
            <text:p>352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3" calcext:value-type="date">
            <text:p>13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67" calcext:value-type="float">
            <text:p>352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6" calcext:value-type="date">
            <text:p>16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73" calcext:value-type="float">
            <text:p>352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6" calcext:value-type="date">
            <text:p>16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69" calcext:value-type="float">
            <text:p>352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8" calcext:value-type="date">
            <text:p>18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11" calcext:value-type="float">
            <text:p>350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8" calcext:value-type="date">
            <text:p>18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12" calcext:value-type="float">
            <text:p>350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9" calcext:value-type="date">
            <text:p>19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14" calcext:value-type="float">
            <text:p>350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22" calcext:value-type="date">
            <text:p>22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18" calcext:value-type="float">
            <text:p>350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22" calcext:value-type="date">
            <text:p>22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15" calcext:value-type="float">
            <text:p>350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22" calcext:value-type="date">
            <text:p>22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20" calcext:value-type="float">
            <text:p>350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24" calcext:value-type="date">
            <text:p>24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Kurdish Armed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94" calcext:value-type="float">
            <text:p>350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27" calcext:value-type="date">
            <text:p>27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96" calcext:value-type="float">
            <text:p>350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29" calcext:value-type="date">
            <text:p>29/07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07" calcext:value-type="float">
            <text:p>351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07" calcext:value-type="date">
            <text:p>07/08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302" calcext:value-type="float">
            <text:p>353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17" calcext:value-type="date">
            <text:p>17/08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yrian Public Security Police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5300" calcext:value-type="float">
            <text:p>353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19" calcext:value-type="date">
            <text:p>19/08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03" calcext:value-type="float">
            <text:p>353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1" calcext:value-type="date">
            <text:p>21/08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04" calcext:value-type="float">
            <text:p>353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4" calcext:value-type="date">
            <text:p>24/08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5301" calcext:value-type="float">
            <text:p>353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7" calcext:value-type="date">
            <text:p>27/08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05" calcext:value-type="float">
            <text:p>353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30" calcext:value-type="date">
            <text:p>30/08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05" calcext:value-type="float">
            <text:p>260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31" calcext:value-type="date">
            <text:p>31/08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06" calcext:value-type="float">
            <text:p>353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03" calcext:value-type="date">
            <text:p>03/09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hrir al-Sham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, 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87" calcext:value-type="float">
            <text:p>365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09" calcext:value-type="date">
            <text:p>09/09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36" calcext:value-type="float">
            <text:p>364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10" calcext:value-type="date">
            <text:p>10/09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49" calcext:value-type="float">
            <text:p>366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13" calcext:value-type="date">
            <text:p>13/09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66" calcext:value-type="float">
            <text:p>366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15" calcext:value-type="date">
            <text:p>15/09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54" calcext:value-type="float">
            <text:p>366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22" calcext:value-type="date">
            <text:p>22/09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US Military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951" calcext:value-type="float">
            <text:p>239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25" calcext:value-type="date">
            <text:p>25/09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Paramedic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40" calcext:value-type="float">
            <text:p>365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01" calcext:value-type="date">
            <text:p>01/10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931" calcext:value-type="float">
            <text:p>249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02" calcext:value-type="date">
            <text:p>02/10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41" calcext:value-type="float">
            <text:p>351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03" calcext:value-type="date">
            <text:p>03/10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06" calcext:value-type="float">
            <text:p>351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07" calcext:value-type="date">
            <text:p>07/10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40" calcext:value-type="float">
            <text:p>351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2" calcext:value-type="date">
            <text:p>12/10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143" calcext:value-type="float">
            <text:p>351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3" calcext:value-type="date">
            <text:p>13/10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98" calcext:value-type="float">
            <text:p>353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4" calcext:value-type="date">
            <text:p>14/10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934" calcext:value-type="float">
            <text:p>249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5" calcext:value-type="date">
            <text:p>15/10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24951" calcext:value-type="float">
            <text:p>249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6" calcext:value-type="date">
            <text:p>16/10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408" calcext:value-type="float">
            <text:p>354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24" calcext:value-type="date">
            <text:p>24/10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, OtherHealthProfessiona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09" calcext:value-type="float">
            <text:p>354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2" calcext:value-type="date">
            <text:p>02/11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74" calcext:value-type="float">
            <text:p>347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3" calcext:value-type="date">
            <text:p>03/11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353" calcext:value-type="float">
            <text:p>243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4" calcext:value-type="date">
            <text:p>04/11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72" calcext:value-type="float">
            <text:p>347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4" calcext:value-type="date">
            <text:p>04/11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96" calcext:value-type="float">
            <text:p>346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6" calcext:value-type="date">
            <text:p>06/11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75" calcext:value-type="float">
            <text:p>347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6" calcext:value-type="date">
            <text:p>06/11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76" calcext:value-type="float">
            <text:p>347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16" calcext:value-type="date">
            <text:p>16/11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45" calcext:value-type="float">
            <text:p>346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0" calcext:value-type="date">
            <text:p>20/11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747" calcext:value-type="float">
            <text:p>247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4" calcext:value-type="date">
            <text:p>24/11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825" calcext:value-type="float">
            <text:p>348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4" calcext:value-type="date">
            <text:p>24/11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38" calcext:value-type="float">
            <text:p>348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6" calcext:value-type="date">
            <text:p>26/11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39" calcext:value-type="float">
            <text:p>348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30" calcext:value-type="date">
            <text:p>30/11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59" calcext:value-type="float">
            <text:p>348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05" calcext:value-type="date">
            <text:p>05/12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evant Front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71" calcext:value-type="float">
            <text:p>345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17" calcext:value-type="date">
            <text:p>17/12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73" calcext:value-type="float">
            <text:p>345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18" calcext:value-type="date">
            <text:p>18/12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44" calcext:value-type="float">
            <text:p>346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18" calcext:value-type="date">
            <text:p>18/12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097" calcext:value-type="float">
            <text:p>240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2-22" calcext:value-type="date">
            <text:p>22/12/2019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52" calcext:value-type="float">
            <text:p>346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1" calcext:value-type="date">
            <text:p>01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istrator, Doctor, 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69" calcext:value-type="float">
            <text:p>241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6" calcext:value-type="date">
            <text:p>06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70" calcext:value-type="float">
            <text:p>241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8" calcext:value-type="date">
            <text:p>08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71" calcext:value-type="float">
            <text:p>241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0" calcext:value-type="date">
            <text:p>10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Russia, Government of Syria, Kurdistan Regional Government</text:p>
          </table:table-cell>
          <table:table-cell office:value-type="string" calcext:value-type="string">
            <text:p>Firearms, 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91" calcext:value-type="float">
            <text:p>241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1" calcext:value-type="date">
            <text:p>11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29" calcext:value-type="float">
            <text:p>241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4" calcext:value-type="date">
            <text:p>14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72" calcext:value-type="float">
            <text:p>241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5" calcext:value-type="date">
            <text:p>15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74" calcext:value-type="float">
            <text:p>241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5" calcext:value-type="date">
            <text:p>15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32" calcext:value-type="float">
            <text:p>241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5" calcext:value-type="date">
            <text:p>15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31" calcext:value-type="float">
            <text:p>241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5" calcext:value-type="date">
            <text:p>15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73" calcext:value-type="float">
            <text:p>241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7" calcext:value-type="date">
            <text:p>17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89" calcext:value-type="float">
            <text:p>335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8" calcext:value-type="date">
            <text:p>18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38" calcext:value-type="float">
            <text:p>336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8" calcext:value-type="date">
            <text:p>18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74" calcext:value-type="float">
            <text:p>336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8" calcext:value-type="date">
            <text:p>18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39" calcext:value-type="float">
            <text:p>336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9" calcext:value-type="date">
            <text:p>19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75" calcext:value-type="float">
            <text:p>241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1" calcext:value-type="date">
            <text:p>21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75" calcext:value-type="float">
            <text:p>336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3" calcext:value-type="date">
            <text:p>23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33" calcext:value-type="float">
            <text:p>241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5" calcext:value-type="date">
            <text:p>25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yria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77" calcext:value-type="float">
            <text:p>336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5" calcext:value-type="date">
            <text:p>25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34" calcext:value-type="float">
            <text:p>241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6" calcext:value-type="date">
            <text:p>26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76" calcext:value-type="float">
            <text:p>241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7" calcext:value-type="date">
            <text:p>27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36" calcext:value-type="float">
            <text:p>241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7" calcext:value-type="date">
            <text:p>27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35" calcext:value-type="float">
            <text:p>241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7" calcext:value-type="date">
            <text:p>27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23" calcext:value-type="float">
            <text:p>262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7" calcext:value-type="date">
            <text:p>27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26" calcext:value-type="float">
            <text:p>262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8" calcext:value-type="date">
            <text:p>28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44" calcext:value-type="float">
            <text:p>241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8" calcext:value-type="date">
            <text:p>28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, 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45" calcext:value-type="float">
            <text:p>241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8" calcext:value-type="date">
            <text:p>28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hrir al-Sham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78" calcext:value-type="float">
            <text:p>336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9" calcext:value-type="date">
            <text:p>29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Russ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26" calcext:value-type="float">
            <text:p>241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9" calcext:value-type="date">
            <text:p>29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hrir al-Sham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27" calcext:value-type="float">
            <text:p>262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9" calcext:value-type="date">
            <text:p>29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, Nurse, ProgrammeSta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48" calcext:value-type="float">
            <text:p>241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30" calcext:value-type="date">
            <text:p>30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80" calcext:value-type="float">
            <text:p>336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31" calcext:value-type="date">
            <text:p>31/0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28" calcext:value-type="float">
            <text:p>262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1" calcext:value-type="date">
            <text:p>01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35" calcext:value-type="float">
            <text:p>262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1" calcext:value-type="date">
            <text:p>01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14" calcext:value-type="float">
            <text:p>337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1" calcext:value-type="date">
            <text:p>01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29" calcext:value-type="float">
            <text:p>262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1" calcext:value-type="date">
            <text:p>01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30" calcext:value-type="float">
            <text:p>262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3" calcext:value-type="date">
            <text:p>03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36" calcext:value-type="float">
            <text:p>262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4" calcext:value-type="date">
            <text:p>04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212" calcext:value-type="float">
            <text:p>242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4" calcext:value-type="date">
            <text:p>04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15" calcext:value-type="float">
            <text:p>337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4" calcext:value-type="date">
            <text:p>04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83" calcext:value-type="float">
            <text:p>333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4" calcext:value-type="date">
            <text:p>04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37" calcext:value-type="float">
            <text:p>262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5" calcext:value-type="date">
            <text:p>05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38" calcext:value-type="float">
            <text:p>262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6" calcext:value-type="date">
            <text:p>06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41" calcext:value-type="float">
            <text:p>262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6" calcext:value-type="date">
            <text:p>06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Volunte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40" calcext:value-type="float">
            <text:p>262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6" calcext:value-type="date">
            <text:p>06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39" calcext:value-type="float">
            <text:p>262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9" calcext:value-type="date">
            <text:p>09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74" calcext:value-type="float">
            <text:p>337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9" calcext:value-type="date">
            <text:p>09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73" calcext:value-type="float">
            <text:p>337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0" calcext:value-type="date">
            <text:p>10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213" calcext:value-type="float">
            <text:p>242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0" calcext:value-type="date">
            <text:p>10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75" calcext:value-type="float">
            <text:p>337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0" calcext:value-type="date">
            <text:p>10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77" calcext:value-type="float">
            <text:p>337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1" calcext:value-type="date">
            <text:p>11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79" calcext:value-type="float">
            <text:p>337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1" calcext:value-type="date">
            <text:p>11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78" calcext:value-type="float">
            <text:p>337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1" calcext:value-type="date">
            <text:p>11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42" calcext:value-type="float">
            <text:p>262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5" calcext:value-type="date">
            <text:p>15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209" calcext:value-type="float">
            <text:p>242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5" calcext:value-type="date">
            <text:p>15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44" calcext:value-type="float">
            <text:p>262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7" calcext:value-type="date">
            <text:p>17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, 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48" calcext:value-type="float">
            <text:p>262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7" calcext:value-type="date">
            <text:p>17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60" calcext:value-type="float">
            <text:p>262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8" calcext:value-type="date">
            <text:p>18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, OtherHealthProfessiona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61" calcext:value-type="float">
            <text:p>262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0" calcext:value-type="date">
            <text:p>20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214" calcext:value-type="float">
            <text:p>242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0" calcext:value-type="date">
            <text:p>20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62" calcext:value-type="float">
            <text:p>262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1" calcext:value-type="date">
            <text:p>21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210" calcext:value-type="float">
            <text:p>242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3" calcext:value-type="date">
            <text:p>23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211" calcext:value-type="float">
            <text:p>242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3" calcext:value-type="date">
            <text:p>23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84" calcext:value-type="float">
            <text:p>262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3" calcext:value-type="date">
            <text:p>23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83" calcext:value-type="float">
            <text:p>262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5" calcext:value-type="date">
            <text:p>25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85" calcext:value-type="float">
            <text:p>337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5" calcext:value-type="date">
            <text:p>25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47" calcext:value-type="float">
            <text:p>262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5" calcext:value-type="date">
            <text:p>25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85" calcext:value-type="float">
            <text:p>262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6" calcext:value-type="date">
            <text:p>26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86" calcext:value-type="float">
            <text:p>262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7" calcext:value-type="date">
            <text:p>27/0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215" calcext:value-type="float">
            <text:p>242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01" calcext:value-type="date">
            <text:p>01/03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53" calcext:value-type="float">
            <text:p>335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02" calcext:value-type="date">
            <text:p>02/03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54" calcext:value-type="float">
            <text:p>335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10" calcext:value-type="date">
            <text:p>10/03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hrir al-Sham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279" calcext:value-type="float">
            <text:p>242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7" calcext:value-type="date">
            <text:p>07/04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yrian Public Security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Guards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93" calcext:value-type="float">
            <text:p>340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8" calcext:value-type="date">
            <text:p>18/04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094" calcext:value-type="float">
            <text:p>340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4" calcext:value-type="date">
            <text:p>14/05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97" calcext:value-type="float">
            <text:p>340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9" calcext:value-type="date">
            <text:p>19/05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yrian Salvation Governme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tra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01" calcext:value-type="float">
            <text:p>341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08" calcext:value-type="date">
            <text:p>08/06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114" calcext:value-type="float">
            <text:p>341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09" calcext:value-type="date">
            <text:p>09/06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ist and Foo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117" calcext:value-type="float">
            <text:p>341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11" calcext:value-type="date">
            <text:p>11/06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20" calcext:value-type="float">
            <text:p>341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14" calcext:value-type="date">
            <text:p>14/06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yria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078" calcext:value-type="float">
            <text:p>340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23" calcext:value-type="date">
            <text:p>23/06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23" calcext:value-type="float">
            <text:p>341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05" calcext:value-type="date">
            <text:p>05/07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546" calcext:value-type="float">
            <text:p>335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06" calcext:value-type="date">
            <text:p>06/07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66" calcext:value-type="float">
            <text:p>335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12" calcext:value-type="date">
            <text:p>12/07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86" calcext:value-type="float">
            <text:p>335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14" calcext:value-type="date">
            <text:p>14/07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72" calcext:value-type="float">
            <text:p>336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23" calcext:value-type="date">
            <text:p>23/07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90" calcext:value-type="float">
            <text:p>335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27" calcext:value-type="date">
            <text:p>27/07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Unarmed Perpetr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057" calcext:value-type="float">
            <text:p>340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27" calcext:value-type="date">
            <text:p>27/07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76" calcext:value-type="float">
            <text:p>337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04" calcext:value-type="date">
            <text:p>04/08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st and Foot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058" calcext:value-type="float">
            <text:p>340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07" calcext:value-type="date">
            <text:p>07/08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ist and Foot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34059" calcext:value-type="float">
            <text:p>340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18" calcext:value-type="date">
            <text:p>18/08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34" calcext:value-type="float">
            <text:p>338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18" calcext:value-type="date">
            <text:p>18/08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yria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40" calcext:value-type="float">
            <text:p>341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27" calcext:value-type="date">
            <text:p>27/08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44" calcext:value-type="float">
            <text:p>339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02" calcext:value-type="date">
            <text:p>02/09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79" calcext:value-type="float">
            <text:p>340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06" calcext:value-type="date">
            <text:p>06/09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yrian Salvation Governme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46" calcext:value-type="float">
            <text:p>341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06" calcext:value-type="date">
            <text:p>06/10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5848" calcext:value-type="float">
            <text:p>258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12" calcext:value-type="date">
            <text:p>12/10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Turkish Police For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, Guards, 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950" calcext:value-type="float">
            <text:p>339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21" calcext:value-type="date">
            <text:p>21/10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67" calcext:value-type="float">
            <text:p>339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22" calcext:value-type="date">
            <text:p>22/10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68" calcext:value-type="float">
            <text:p>339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27" calcext:value-type="date">
            <text:p>27/1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81" calcext:value-type="float">
            <text:p>339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30" calcext:value-type="date">
            <text:p>30/11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85" calcext:value-type="float">
            <text:p>339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02" calcext:value-type="date">
            <text:p>02/1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88" calcext:value-type="float">
            <text:p>339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14" calcext:value-type="date">
            <text:p>14/1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86" calcext:value-type="float">
            <text:p>339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21" calcext:value-type="date">
            <text:p>21/12/202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90" calcext:value-type="float">
            <text:p>339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8" calcext:value-type="date">
            <text:p>08/01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03" calcext:value-type="float">
            <text:p>321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4" calcext:value-type="date">
            <text:p>14/01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05" calcext:value-type="float">
            <text:p>321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7" calcext:value-type="date">
            <text:p>17/01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07" calcext:value-type="float">
            <text:p>321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4" calcext:value-type="date">
            <text:p>24/01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957" calcext:value-type="float">
            <text:p>269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5" calcext:value-type="date">
            <text:p>25/01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17" calcext:value-type="float">
            <text:p>321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31" calcext:value-type="date">
            <text:p>31/01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40" calcext:value-type="float">
            <text:p>310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2" calcext:value-type="date">
            <text:p>02/02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10" calcext:value-type="float">
            <text:p>321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6" calcext:value-type="date">
            <text:p>16/02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Volunt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227" calcext:value-type="float">
            <text:p>272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6" calcext:value-type="date">
            <text:p>16/02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28" calcext:value-type="float">
            <text:p>328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7" calcext:value-type="date">
            <text:p>17/02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27" calcext:value-type="float">
            <text:p>328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7" calcext:value-type="date">
            <text:p>17/02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285" calcext:value-type="float">
            <text:p>272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22" calcext:value-type="date">
            <text:p>22/02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, 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240" calcext:value-type="float">
            <text:p>272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24" calcext:value-type="date">
            <text:p>24/02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068" calcext:value-type="float">
            <text:p>270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26" calcext:value-type="date">
            <text:p>26/02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19" calcext:value-type="float">
            <text:p>321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26" calcext:value-type="date">
            <text:p>26/02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26" calcext:value-type="float">
            <text:p>328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27" calcext:value-type="date">
            <text:p>27/02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21" calcext:value-type="float">
            <text:p>311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27" calcext:value-type="date">
            <text:p>27/02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069" calcext:value-type="float">
            <text:p>270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1" calcext:value-type="date">
            <text:p>01/03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or Russian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71" calcext:value-type="float">
            <text:p>354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5" calcext:value-type="date">
            <text:p>05/03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22" calcext:value-type="float">
            <text:p>311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5" calcext:value-type="date">
            <text:p>05/03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llInCaptivit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, Nurs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70" calcext:value-type="float">
            <text:p>354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5" calcext:value-type="date">
            <text:p>05/03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, Programme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21" calcext:value-type="float">
            <text:p>321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8" calcext:value-type="date">
            <text:p>08/03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22" calcext:value-type="float">
            <text:p>321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9" calcext:value-type="date">
            <text:p>19/03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33" calcext:value-type="float">
            <text:p>321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0" calcext:value-type="date">
            <text:p>20/03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85" calcext:value-type="float">
            <text:p>310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1" calcext:value-type="date">
            <text:p>21/03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135" calcext:value-type="float">
            <text:p>271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5" calcext:value-type="date">
            <text:p>25/03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34" calcext:value-type="float">
            <text:p>321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7" calcext:value-type="date">
            <text:p>27/03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35" calcext:value-type="float">
            <text:p>321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31" calcext:value-type="date">
            <text:p>31/03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36" calcext:value-type="float">
            <text:p>321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0" calcext:value-type="date">
            <text:p>10/04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40" calcext:value-type="float">
            <text:p>321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2" calcext:value-type="date">
            <text:p>12/04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41" calcext:value-type="float">
            <text:p>321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28" calcext:value-type="date">
            <text:p>28/04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87" calcext:value-type="float">
            <text:p>277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2" calcext:value-type="date">
            <text:p>02/05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20" calcext:value-type="float">
            <text:p>311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2" calcext:value-type="date">
            <text:p>02/05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43" calcext:value-type="float">
            <text:p>321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2" calcext:value-type="date">
            <text:p>02/05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45" calcext:value-type="float">
            <text:p>321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3" calcext:value-type="date">
            <text:p>03/05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46" calcext:value-type="float">
            <text:p>321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4" calcext:value-type="date">
            <text:p>04/05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185" calcext:value-type="float">
            <text:p>281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1" calcext:value-type="date">
            <text:p>11/05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19" calcext:value-type="float">
            <text:p>311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7" calcext:value-type="date">
            <text:p>17/05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hrir al-Sham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48" calcext:value-type="float">
            <text:p>321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67" calcext:value-type="float">
            <text:p>321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68" calcext:value-type="float">
            <text:p>321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18" calcext:value-type="float">
            <text:p>311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9" calcext:value-type="date">
            <text:p>29/05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16" calcext:value-type="float">
            <text:p>311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9" calcext:value-type="date">
            <text:p>29/05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69" calcext:value-type="float">
            <text:p>321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3" calcext:value-type="date">
            <text:p>03/06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23" calcext:value-type="float">
            <text:p>285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0" calcext:value-type="date">
            <text:p>10/06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yr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70" calcext:value-type="float">
            <text:p>321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2" calcext:value-type="date">
            <text:p>12/06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Ground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415" calcext:value-type="float">
            <text:p>284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2" calcext:value-type="date">
            <text:p>12/06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75" calcext:value-type="float">
            <text:p>310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4" calcext:value-type="date">
            <text:p>14/06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71" calcext:value-type="float">
            <text:p>321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8" calcext:value-type="date">
            <text:p>18/06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72" calcext:value-type="float">
            <text:p>321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9" calcext:value-type="date">
            <text:p>19/06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24" calcext:value-type="float">
            <text:p>285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4" calcext:value-type="date">
            <text:p>24/06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rmed Forces of the Russian Federation, Government of Syr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10" calcext:value-type="float">
            <text:p>322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8" calcext:value-type="date">
            <text:p>08/07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955" calcext:value-type="float">
            <text:p>289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0" calcext:value-type="date">
            <text:p>10/07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11" calcext:value-type="float">
            <text:p>311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2" calcext:value-type="date">
            <text:p>12/07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88" calcext:value-type="float">
            <text:p>310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3" calcext:value-type="date">
            <text:p>13/07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73" calcext:value-type="float">
            <text:p>321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4" calcext:value-type="date">
            <text:p>14/07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74" calcext:value-type="float">
            <text:p>321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4" calcext:value-type="date">
            <text:p>14/07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87" calcext:value-type="float">
            <text:p>310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5" calcext:value-type="date">
            <text:p>15/07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hrir al-Sham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956" calcext:value-type="float">
            <text:p>289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8" calcext:value-type="date">
            <text:p>18/07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17" calcext:value-type="float">
            <text:p>311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0" calcext:value-type="date">
            <text:p>20/07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8957" calcext:value-type="float">
            <text:p>289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5" calcext:value-type="date">
            <text:p>25/07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958" calcext:value-type="float">
            <text:p>289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5" calcext:value-type="date">
            <text:p>25/07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703" calcext:value-type="float">
            <text:p>287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6" calcext:value-type="date">
            <text:p>26/07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, 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959" calcext:value-type="float">
            <text:p>289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8" calcext:value-type="date">
            <text:p>28/07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75" calcext:value-type="float">
            <text:p>321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9" calcext:value-type="date">
            <text:p>29/07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74" calcext:value-type="float">
            <text:p>310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5" calcext:value-type="date">
            <text:p>05/08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971" calcext:value-type="float">
            <text:p>289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16" calcext:value-type="date">
            <text:p>16/08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13" calcext:value-type="float">
            <text:p>311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3" calcext:value-type="date">
            <text:p>23/08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76" calcext:value-type="float">
            <text:p>321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3" calcext:value-type="date">
            <text:p>23/08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56" calcext:value-type="float">
            <text:p>310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30" calcext:value-type="date">
            <text:p>30/08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368" calcext:value-type="float">
            <text:p>293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30" calcext:value-type="date">
            <text:p>30/08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367" calcext:value-type="float">
            <text:p>293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8" calcext:value-type="date">
            <text:p>08/09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rmed Forces of the Russian Federation, Syrian Armed Forces</text:p>
          </table:table-cell>
          <table:table-cell office:value-type="string" calcext:value-type="string">
            <text:p>Ground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323" calcext:value-type="float">
            <text:p>293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9" calcext:value-type="date">
            <text:p>09/09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he Russian Feder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324" calcext:value-type="float">
            <text:p>293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2" calcext:value-type="date">
            <text:p>12/09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496" calcext:value-type="float">
            <text:p>294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27" calcext:value-type="date">
            <text:p>27/09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Refugees/IDP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30234" calcext:value-type="float">
            <text:p>302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3" calcext:value-type="date">
            <text:p>03/10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976" calcext:value-type="float">
            <text:p>309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16" calcext:value-type="date">
            <text:p>16/10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68" calcext:value-type="float">
            <text:p>300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19" calcext:value-type="date">
            <text:p>19/10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84" calcext:value-type="float">
            <text:p>310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2" calcext:value-type="date">
            <text:p>22/10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80" calcext:value-type="float">
            <text:p>310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3" calcext:value-type="date">
            <text:p>23/10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77" calcext:value-type="float">
            <text:p>321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3" calcext:value-type="date">
            <text:p>03/11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127" calcext:value-type="float">
            <text:p>301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6" calcext:value-type="date">
            <text:p>06/11/202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94" calcext:value-type="float">
            <text:p>300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1" calcext:value-type="date">
            <text:p>11/01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54" calcext:value-type="float">
            <text:p>316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1" calcext:value-type="date">
            <text:p>11/01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72" calcext:value-type="float">
            <text:p>333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1" calcext:value-type="date">
            <text:p>11/01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855" calcext:value-type="float">
            <text:p>308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1" calcext:value-type="date">
            <text:p>11/01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67" calcext:value-type="float">
            <text:p>311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2" calcext:value-type="date">
            <text:p>12/01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74" calcext:value-type="float">
            <text:p>333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2" calcext:value-type="date">
            <text:p>12/01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50" calcext:value-type="float">
            <text:p>311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6" calcext:value-type="date">
            <text:p>16/01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yr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, VaccinationWork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3379" calcext:value-type="float">
            <text:p>333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0" calcext:value-type="date">
            <text:p>20/01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80" calcext:value-type="float">
            <text:p>333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30" calcext:value-type="date">
            <text:p>30/01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82" calcext:value-type="float">
            <text:p>333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2" calcext:value-type="date">
            <text:p>02/02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80" calcext:value-type="float">
            <text:p>384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2" calcext:value-type="date">
            <text:p>02/02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Government of Syria, Syrian Democratic Force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84" calcext:value-type="float">
            <text:p>333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3" calcext:value-type="date">
            <text:p>03/02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90" calcext:value-type="float">
            <text:p>333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5" calcext:value-type="date">
            <text:p>05/02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86" calcext:value-type="float">
            <text:p>333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5" calcext:value-type="date">
            <text:p>05/02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388" calcext:value-type="float">
            <text:p>333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5" calcext:value-type="date">
            <text:p>15/02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14" calcext:value-type="float">
            <text:p>317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5" calcext:value-type="date">
            <text:p>25/02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94" calcext:value-type="float">
            <text:p>333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7" calcext:value-type="date">
            <text:p>27/02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70" calcext:value-type="float">
            <text:p>317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4" calcext:value-type="date">
            <text:p>14/03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395" calcext:value-type="float">
            <text:p>333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5" calcext:value-type="date">
            <text:p>15/03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Health worke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417" calcext:value-type="float">
            <text:p>334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7" calcext:value-type="date">
            <text:p>17/03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ist and Foot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479" calcext:value-type="float">
            <text:p>334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4" calcext:value-type="date">
            <text:p>24/03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23" calcext:value-type="float">
            <text:p>322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9" calcext:value-type="date">
            <text:p>29/03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yria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80" calcext:value-type="float">
            <text:p>334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30" calcext:value-type="date">
            <text:p>30/03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481" calcext:value-type="float">
            <text:p>334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09" calcext:value-type="date">
            <text:p>09/04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18" calcext:value-type="float">
            <text:p>319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04" calcext:value-type="date">
            <text:p>04/05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08" calcext:value-type="float">
            <text:p>330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01" calcext:value-type="date">
            <text:p>01/06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06" calcext:value-type="float">
            <text:p>330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02" calcext:value-type="date">
            <text:p>02/06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07" calcext:value-type="float">
            <text:p>330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12" calcext:value-type="date">
            <text:p>12/06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93" calcext:value-type="float">
            <text:p>332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5" calcext:value-type="date">
            <text:p>05/07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04" calcext:value-type="float">
            <text:p>336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9" calcext:value-type="date">
            <text:p>09/08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34481" calcext:value-type="float">
            <text:p>344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0" calcext:value-type="date">
            <text:p>20/08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80" calcext:value-type="float">
            <text:p>343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3" calcext:value-type="date">
            <text:p>23/08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88" calcext:value-type="float">
            <text:p>343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7" calcext:value-type="date">
            <text:p>27/08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yrian Public Security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53" calcext:value-type="float">
            <text:p>369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31" calcext:value-type="date">
            <text:p>31/08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Tahrir al-Sham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80" calcext:value-type="float">
            <text:p>346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2" calcext:value-type="date">
            <text:p>02/09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I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56" calcext:value-type="float">
            <text:p>360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5" calcext:value-type="date">
            <text:p>15/09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33" calcext:value-type="float">
            <text:p>349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5" calcext:value-type="date">
            <text:p>25/09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yrian Public Security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497" calcext:value-type="float">
            <text:p>354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7" calcext:value-type="date">
            <text:p>27/09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98" calcext:value-type="float">
            <text:p>352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7" calcext:value-type="date">
            <text:p>27/09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59" calcext:value-type="float">
            <text:p>360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3" calcext:value-type="date">
            <text:p>13/10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63" calcext:value-type="float">
            <text:p>352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9" calcext:value-type="date">
            <text:p>19/10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Kurdistan Workers' Party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642" calcext:value-type="float">
            <text:p>356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0" calcext:value-type="date">
            <text:p>20/10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653" calcext:value-type="float">
            <text:p>356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2" calcext:value-type="date">
            <text:p>12/11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yrian Democratic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48" calcext:value-type="float">
            <text:p>360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0" calcext:value-type="date">
            <text:p>20/11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43" calcext:value-type="float">
            <text:p>360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0" calcext:value-type="date">
            <text:p>20/11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44" calcext:value-type="float">
            <text:p>360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0" calcext:value-type="date">
            <text:p>20/11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42" calcext:value-type="float">
            <text:p>363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8" calcext:value-type="date">
            <text:p>28/11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43" calcext:value-type="float">
            <text:p>363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1" calcext:value-type="date">
            <text:p>01/12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02" calcext:value-type="float">
            <text:p>365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1" calcext:value-type="date">
            <text:p>01/12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94" calcext:value-type="float">
            <text:p>362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13" calcext:value-type="date">
            <text:p>13/12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39" calcext:value-type="float">
            <text:p>365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25" calcext:value-type="date">
            <text:p>25/12/202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97" calcext:value-type="float">
            <text:p>364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0" calcext:value-type="date">
            <text:p>10/01/2023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yrian Public Security Polic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26" calcext:value-type="float">
            <text:p>368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26" calcext:value-type="date">
            <text:p>26/01/2023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70" calcext:value-type="float">
            <text:p>371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0" calcext:value-type="date">
            <text:p>10/02/2023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yrian Salvation Government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812" calcext:value-type="float">
            <text:p>378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3" calcext:value-type="date">
            <text:p>13/02/2023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34" calcext:value-type="float">
            <text:p>378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07" calcext:value-type="date">
            <text:p>07/03/2023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246" calcext:value-type="float">
            <text:p>382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11" calcext:value-type="date">
            <text:p>11/03/2023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253" calcext:value-type="float">
            <text:p>382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4-11" calcext:value-type="date">
            <text:p>11/04/2023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yrian Armed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493" calcext:value-type="float">
            <text:p>38493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69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5"/>
        <table:table-column table:style-name="co3" table:number-columns-repeated="63" table:default-cell-style-name="ce15"/>
        <table:table-column table:style-name="co3" table:number-columns-repeated="960" table:default-cell-style-name="ce20"/>
        <table:table-row table:style-name="ro5">
          <table:table-cell table:style-name="ce3" office:value-type="string" calcext:value-type="string">
            <text:p>This dataset contains agency- and open source events published in the Attacks on Health Care News Brief in Syria between 01 January 2016 to 26 Syria 2023. Categorized by country. 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Syria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45:20.83942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46:31.486250786</meta:creation-date>
    <dc:date>2023-05-15T16:46:04.411017499</dc:date>
    <meta:editing-duration>PT4M15S</meta:editing-duration>
    <meta:editing-cycles>4</meta:editing-cycles>
    <meta:generator>LibreOffice/7.0.4.2$Linux_X86_64 LibreOffice_project/00$Build-2</meta:generator>
    <meta:document-statistic meta:table-count="2" meta:cell-count="53964" meta:object-count="0"/>
  </office:meta>
</office:document-meta>
</file>